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variant="normal" fo:text-transform="none" fo:color="#747487" style:font-name="Open Sans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ZoomGames.com API Notes</text:p>
      <text:p text:style-name="Standard"/>
      <text:list xml:id="list5857507161077032280" text:style-name="L1">
        <text:list-item>
          <text:p text:style-name="P1">Client ID: <text:s/>IIQOPwvcS9SQ7EWN8Qt5Q</text:p>
        </text:list-item>
        <text:list-item>
          <text:p text:style-name="P1">Client Secret: <text:s/>6jH38AfFWxKLY1mq5TxWxqb3yZ9fFE4K</text:p>
        </text:list-item>
      </text:list>
      <text:p text:style-name="Standard"/>
      <text:p text:style-name="Standard">After production:</text:p>
      <text:list xml:id="list1264022148014134333" text:style-name="L2">
        <text:list-item>
          <text:p text:style-name="P2">Client ID: <text:span text:style-name="T1">1f5DSzVoQxGvPUwxGx1dzA</text:span> </text:p>
        </text:list-item>
        <text:list-item>
          <text:p text:style-name="P2">Client Secret: JckxMPLbEUoIX05v5pYnnCRCYLFQpR3X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0-12-07T18:33:28.20</meta:creation-date>
    <meta:document-statistic meta:table-count="0" meta:image-count="0" meta:object-count="0" meta:page-count="1" meta:paragraph-count="6" meta:word-count="21" meta:character-count="209"/>
    <dc:date>2020-12-08T22:55:18.44</dc:date>
    <dc:creator>Larry Volz</dc:creator>
    <meta:editing-duration>P1DT4H6M40S</meta:editing-duration>
    <meta:editing-cycles>1</meta:editing-cycles>
    <meta:generator>OpenOffice/4.1.7$Win32 OpenOffice.org_project/417m1$Build-9800</meta:generator>
  </office:meta>
</office:document-meta>
</file>